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050925" officeooo:paragraph-rsid="0005092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4d8b9" officeooo:paragraph-rsid="0004d8b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d8b9" officeooo:paragraph-rsid="0031541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2845d" officeooo:paragraph-rsid="0012845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2e869" officeooo:paragraph-rsid="0002e86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2ca559" officeooo:paragraph-rsid="002ca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da230" officeooo:paragraph-rsid="002da23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da230" officeooo:paragraph-rsid="00352f0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da230" officeooo:paragraph-rsid="0043480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352f07" officeooo:paragraph-rsid="00352f0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2e5ae9" officeooo:paragraph-rsid="002e5ae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120815" officeooo:paragraph-rsid="0012081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3d3fea" officeooo:paragraph-rsid="003d3fe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20815" officeooo:paragraph-rsid="00120815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2845d" officeooo:paragraph-rsid="0012845d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2e869" officeooo:paragraph-rsid="0002e869"/>
    </style:style>
    <style:style style:name="P17" style:family="paragraph" style:parent-style-name="Standard">
      <style:paragraph-properties fo:text-align="justify" style:justify-single-word="false"/>
      <style:text-properties style:font-name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paragraph-rsid="001c75bd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normal" officeooo:rsid="002e5ae9" officeooo:paragraph-rsid="002e5ae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2ca559" officeooo:paragraph-rsid="002ca559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7d7cf" officeooo:paragraph-rsid="003dfaa9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3d3fea" officeooo:paragraph-rsid="003d3fea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3dfaa9" officeooo:paragraph-rsid="0007d7cf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13718a"/>
    </style:style>
    <style:style style:name="P26" style:family="paragraph" style:parent-style-name="Standard">
      <style:paragraph-properties fo:text-align="justify" style:justify-single-word="false"/>
      <style:text-properties officeooo:paragraph-rsid="0012845d"/>
    </style:style>
    <style:style style:name="P27" style:family="paragraph" style:parent-style-name="Standard">
      <style:paragraph-properties fo:text-align="justify" style:justify-single-word="false"/>
      <style:text-properties officeooo:paragraph-rsid="00050925"/>
    </style:style>
    <style:style style:name="P28" style:family="paragraph" style:parent-style-name="Standard">
      <style:paragraph-properties fo:text-align="justify" style:justify-single-word="false"/>
      <style:text-properties officeooo:paragraph-rsid="000a6387"/>
    </style:style>
    <style:style style:name="P29" style:family="paragraph" style:parent-style-name="Standard">
      <style:paragraph-properties fo:text-align="justify" style:justify-single-word="false"/>
      <style:text-properties officeooo:paragraph-rsid="00121ebf"/>
    </style:style>
    <style:style style:name="P30" style:family="paragraph" style:parent-style-name="Standard">
      <style:paragraph-properties fo:text-align="justify" style:justify-single-word="false"/>
      <style:text-properties officeooo:paragraph-rsid="0018572e"/>
    </style:style>
    <style:style style:name="P31" style:family="paragraph" style:parent-style-name="Standard">
      <style:paragraph-properties fo:text-align="justify" style:justify-single-word="false"/>
      <style:text-properties officeooo:paragraph-rsid="0019f486"/>
    </style:style>
    <style:style style:name="P32" style:family="paragraph" style:parent-style-name="Standard">
      <style:paragraph-properties fo:text-align="justify" style:justify-single-word="false"/>
      <style:text-properties officeooo:paragraph-rsid="001c75bd"/>
    </style:style>
    <style:style style:name="P33" style:family="paragraph" style:parent-style-name="Standard">
      <style:paragraph-properties fo:text-align="justify" style:justify-single-word="false"/>
      <style:text-properties officeooo:paragraph-rsid="001d5970"/>
    </style:style>
    <style:style style:name="P34" style:family="paragraph" style:parent-style-name="Standard">
      <style:paragraph-properties fo:text-align="justify" style:justify-single-word="false"/>
      <style:text-properties officeooo:paragraph-rsid="00322c51"/>
    </style:style>
    <style:style style:name="P35" style:family="paragraph" style:parent-style-name="Standard">
      <style:paragraph-properties fo:text-align="justify" style:justify-single-word="false"/>
      <style:text-properties officeooo:paragraph-rsid="00337294"/>
    </style:style>
    <style:style style:name="P36" style:family="paragraph" style:parent-style-name="Standard">
      <style:paragraph-properties fo:text-align="justify" style:justify-single-word="false"/>
      <style:text-properties officeooo:paragraph-rsid="00352f07"/>
    </style:style>
    <style:style style:name="P37" style:family="paragraph" style:parent-style-name="Standard">
      <style:paragraph-properties fo:text-align="justify" style:justify-single-word="false"/>
      <style:text-properties officeooo:paragraph-rsid="003dfaa9"/>
    </style:style>
    <style:style style:name="P38" style:family="paragraph" style:parent-style-name="Standard">
      <style:paragraph-properties fo:text-align="justify" style:justify-single-word="false"/>
      <style:text-properties officeooo:paragraph-rsid="00434807"/>
    </style:style>
    <style:style style:name="P39" style:family="paragraph" style:parent-style-name="Standard">
      <style:paragraph-properties fo:text-align="justify" style:justify-single-word="false"/>
      <style:text-properties fo:color="#ce181e" style:font-name="Arial" fo:font-size="12pt" fo:font-weight="bold" officeooo:rsid="00050925" officeooo:paragraph-rsid="0005092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end" style:justify-single-word="false"/>
      <style:text-properties officeooo:paragraph-rsid="00298a7e"/>
    </style:style>
    <style:style style:name="P41" style:family="paragraph" style:parent-style-name="Standard">
      <style:paragraph-properties fo:text-align="start" style:justify-single-word="false"/>
      <style:text-properties officeooo:paragraph-rsid="003dfaa9"/>
    </style:style>
    <style:style style:name="T1" style:family="text">
      <style:text-properties officeooo:rsid="0004d8b9"/>
    </style:style>
    <style:style style:name="T2" style:family="text">
      <style:text-properties style:font-name="Arial"/>
    </style:style>
    <style:style style:name="T3" style:family="text">
      <style:text-properties style:font-name="Arial" officeooo:rsid="00050925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121ebf" style:font-weight-asian="bold" style:font-weight-complex="bold"/>
    </style:style>
    <style:style style:name="T6" style:family="text">
      <style:text-properties style:font-name="Arial" fo:font-weight="bold" officeooo:rsid="000a6387" style:font-weight-asian="bold" style:font-weight-complex="bold"/>
    </style:style>
    <style:style style:name="T7" style:family="text">
      <style:text-properties style:font-name="Arial" fo:font-weight="bold" officeooo:rsid="0014efd5" style:font-weight-asian="bold" style:font-weight-complex="bold"/>
    </style:style>
    <style:style style:name="T8" style:family="text">
      <style:text-properties style:font-name="Arial" fo:font-weight="bold" officeooo:rsid="001c75bd" style:font-weight-asian="bold" style:font-weight-complex="bold"/>
    </style:style>
    <style:style style:name="T9" style:family="text">
      <style:text-properties style:font-name="Arial" fo:font-weight="bold" officeooo:rsid="001d5970" style:font-weight-asian="bold" style:font-weight-complex="bold"/>
    </style:style>
    <style:style style:name="T10" style:family="text">
      <style:text-properties style:font-name="Arial" fo:font-weight="bold" officeooo:rsid="002da230" style:font-weight-asian="bold" style:font-weight-complex="bold"/>
    </style:style>
    <style:style style:name="T11" style:family="text">
      <style:text-properties style:font-name="Arial" fo:font-weight="bold" officeooo:rsid="00322c51" style:font-weight-asian="bold" style:font-weight-complex="bold"/>
    </style:style>
    <style:style style:name="T12" style:family="text">
      <style:text-properties style:font-name="Arial" fo:font-weight="bold" officeooo:rsid="00337294" style:font-weight-asian="bold" style:font-weight-complex="bold"/>
    </style:style>
    <style:style style:name="T13" style:family="text">
      <style:text-properties style:font-name="Arial" fo:font-weight="bold" officeooo:rsid="00352f07" style:font-weight-asian="bold" style:font-weight-complex="bold"/>
    </style:style>
    <style:style style:name="T14" style:family="text">
      <style:text-properties style:font-name="Arial" fo:font-weight="bold" officeooo:rsid="00340a4e" style:font-weight-asian="bold" style:font-weight-complex="bold"/>
    </style:style>
    <style:style style:name="T15" style:family="text">
      <style:text-properties style:font-name="Arial" fo:font-weight="bold" officeooo:rsid="003aaf9b" style:font-weight-asian="bold" style:font-weight-complex="bold"/>
    </style:style>
    <style:style style:name="T16" style:family="text">
      <style:text-properties style:font-name="Arial" fo:font-weight="bold" officeooo:rsid="0018572e" style:font-weight-asian="bold" style:font-weight-complex="bold"/>
    </style:style>
    <style:style style:name="T17" style:family="text">
      <style:text-properties style:font-name="Arial" fo:font-weight="bold" officeooo:rsid="00050925" style:font-weight-asian="bold" style:font-weight-complex="bold"/>
    </style:style>
    <style:style style:name="T18" style:family="text">
      <style:text-properties style:font-name="Arial" fo:font-weight="bold" officeooo:rsid="003dfaa9" style:font-weight-asian="bold" style:font-weight-complex="bold"/>
    </style:style>
    <style:style style:name="T19" style:family="text">
      <style:text-properties style:font-name="Arial" fo:font-weight="bold" officeooo:rsid="00434807" style:font-weight-asian="bold" style:font-weight-complex="bold"/>
    </style:style>
    <style:style style:name="T20" style:family="text">
      <style:text-properties style:font-name="Arial" fo:font-weight="bold" officeooo:rsid="0044a5e7" style:font-weight-asian="bold" style:font-weight-complex="bold"/>
    </style:style>
    <style:style style:name="T21" style:family="text">
      <style:text-properties style:font-name="Arial" fo:font-weight="bold" officeooo:rsid="0046acd6" style:font-weight-asian="bold" style:font-weight-complex="bold"/>
    </style:style>
    <style:style style:name="T22" style:family="text">
      <style:text-properties style:font-name="Arial" fo:font-weight="normal" officeooo:rsid="00050925" style:font-weight-asian="normal" style:font-weight-complex="normal"/>
    </style:style>
    <style:style style:name="T23" style:family="text">
      <style:text-properties style:font-name="Arial" fo:font-weight="normal" officeooo:rsid="000a6387" style:font-weight-asian="normal" style:font-weight-complex="normal"/>
    </style:style>
    <style:style style:name="T24" style:family="text">
      <style:text-properties style:font-name="Arial" fo:font-weight="normal" officeooo:rsid="00121ebf" style:font-weight-asian="normal" style:font-weight-complex="normal"/>
    </style:style>
    <style:style style:name="T25" style:family="text">
      <style:text-properties style:font-name="Arial" fo:font-weight="normal" officeooo:rsid="0012845d" style:font-weight-asian="normal" style:font-weight-complex="normal"/>
    </style:style>
    <style:style style:name="T26" style:family="text">
      <style:text-properties style:font-name="Arial" fo:font-weight="normal" officeooo:rsid="0013718a" style:font-weight-asian="normal" style:font-weight-complex="normal"/>
    </style:style>
    <style:style style:name="T27" style:family="text">
      <style:text-properties style:font-name="Arial" fo:font-weight="normal" officeooo:rsid="0014efd5" style:font-weight-asian="normal" style:font-weight-complex="normal"/>
    </style:style>
    <style:style style:name="T28" style:family="text">
      <style:text-properties style:font-name="Arial" fo:font-weight="normal" officeooo:rsid="0016ab06" style:font-weight-asian="normal" style:font-weight-complex="normal"/>
    </style:style>
    <style:style style:name="T29" style:family="text">
      <style:text-properties style:font-name="Arial" fo:font-weight="normal" officeooo:rsid="001935e8" style:font-weight-asian="normal" style:font-weight-complex="normal"/>
    </style:style>
    <style:style style:name="T30" style:family="text">
      <style:text-properties style:font-name="Arial" fo:font-weight="normal" officeooo:rsid="0019f486" style:font-weight-asian="normal" style:font-weight-complex="normal"/>
    </style:style>
    <style:style style:name="T31" style:family="text">
      <style:text-properties style:font-name="Arial" fo:font-weight="normal" officeooo:rsid="001c75bd" style:font-weight-asian="normal" style:font-weight-complex="normal"/>
    </style:style>
    <style:style style:name="T32" style:family="text">
      <style:text-properties style:font-name="Arial" fo:font-weight="normal" officeooo:rsid="001d5970" style:font-weight-asian="normal" style:font-weight-complex="normal"/>
    </style:style>
    <style:style style:name="T33" style:family="text">
      <style:text-properties style:font-name="Arial" fo:font-weight="normal" officeooo:rsid="001e0020" style:font-weight-asian="normal" style:font-weight-complex="normal"/>
    </style:style>
    <style:style style:name="T34" style:family="text">
      <style:text-properties style:font-name="Arial" fo:font-weight="normal" officeooo:rsid="0020d232" style:font-weight-asian="normal" style:font-weight-complex="normal"/>
    </style:style>
    <style:style style:name="T35" style:family="text">
      <style:text-properties style:font-name="Arial" fo:font-weight="normal" officeooo:rsid="0023bee3" style:font-weight-asian="normal" style:font-weight-complex="normal"/>
    </style:style>
    <style:style style:name="T36" style:family="text">
      <style:text-properties style:font-name="Arial" fo:font-weight="normal" officeooo:rsid="00275c5f" style:font-weight-asian="normal" style:font-weight-complex="normal"/>
    </style:style>
    <style:style style:name="T37" style:family="text">
      <style:text-properties style:font-name="Arial" fo:font-weight="normal" officeooo:rsid="00322c51" style:font-weight-asian="normal" style:font-weight-complex="normal"/>
    </style:style>
    <style:style style:name="T38" style:family="text">
      <style:text-properties style:font-name="Arial" fo:font-weight="normal" officeooo:rsid="00337294" style:font-weight-asian="normal" style:font-weight-complex="normal"/>
    </style:style>
    <style:style style:name="T39" style:family="text">
      <style:text-properties style:font-name="Arial" fo:font-weight="normal" officeooo:rsid="00340a4e" style:font-weight-asian="normal" style:font-weight-complex="normal"/>
    </style:style>
    <style:style style:name="T40" style:family="text">
      <style:text-properties style:font-name="Arial" fo:font-weight="normal" officeooo:rsid="00352f07" style:font-weight-asian="normal" style:font-weight-complex="normal"/>
    </style:style>
    <style:style style:name="T41" style:family="text">
      <style:text-properties style:font-name="Arial" fo:font-weight="normal" officeooo:rsid="002da230" style:font-weight-asian="normal" style:font-weight-complex="normal"/>
    </style:style>
    <style:style style:name="T42" style:family="text">
      <style:text-properties style:font-name="Arial" fo:font-weight="normal" officeooo:rsid="003aaf9b" style:font-weight-asian="normal" style:font-weight-complex="normal"/>
    </style:style>
    <style:style style:name="T43" style:family="text">
      <style:text-properties style:font-name="Arial" fo:font-weight="normal" officeooo:rsid="003bf359" style:font-weight-asian="normal" style:font-weight-complex="normal"/>
    </style:style>
    <style:style style:name="T44" style:family="text">
      <style:text-properties style:font-name="Arial" fo:font-weight="normal" officeooo:rsid="003d3fea" style:font-weight-asian="normal" style:font-weight-complex="normal"/>
    </style:style>
    <style:style style:name="T45" style:family="text">
      <style:text-properties style:font-name="Arial" fo:font-weight="normal" officeooo:rsid="003dfaa9" style:font-weight-asian="normal" style:font-weight-complex="normal"/>
    </style:style>
    <style:style style:name="T46" style:family="text">
      <style:text-properties style:font-name="Arial" fo:font-weight="normal" officeooo:rsid="003f148f" style:font-weight-asian="normal" style:font-weight-complex="normal"/>
    </style:style>
    <style:style style:name="T47" style:family="text">
      <style:text-properties style:font-name="Arial" fo:font-weight="normal" officeooo:rsid="003f4119" style:font-weight-asian="normal" style:font-weight-complex="normal"/>
    </style:style>
    <style:style style:name="T48" style:family="text">
      <style:text-properties style:font-name="Arial" fo:font-weight="normal" officeooo:rsid="00434807" style:font-weight-asian="normal" style:font-weight-complex="normal"/>
    </style:style>
    <style:style style:name="T49" style:family="text">
      <style:text-properties style:font-name="Arial" fo:font-weight="normal" officeooo:rsid="0044a5e7" style:font-weight-asian="normal" style:font-weight-complex="normal"/>
    </style:style>
    <style:style style:name="T50" style:family="text">
      <style:text-properties style:font-name="Arial" fo:font-weight="normal" officeooo:rsid="00486419" style:font-weight-asian="normal" style:font-weight-complex="normal"/>
    </style:style>
    <style:style style:name="T51" style:family="text">
      <style:text-properties style:font-name="Arial" fo:font-weight="normal" officeooo:rsid="0048ca3c" style:font-weight-asian="normal" style:font-weight-complex="normal"/>
    </style:style>
    <style:style style:name="T52" style:family="text">
      <style:text-properties style:font-name="Arial" officeooo:rsid="0006693b"/>
    </style:style>
    <style:style style:name="T53" style:family="text">
      <style:text-properties style:font-name="Arial" officeooo:rsid="00086c73"/>
    </style:style>
    <style:style style:name="T54" style:family="text">
      <style:text-properties style:font-name="Arial" officeooo:rsid="000a6387"/>
    </style:style>
    <style:style style:name="T55" style:family="text">
      <style:text-properties style:font-name="Arial" officeooo:rsid="00120815"/>
    </style:style>
    <style:style style:name="T56" style:family="text">
      <style:text-properties style:font-name="Arial" officeooo:rsid="001935e8"/>
    </style:style>
    <style:style style:name="T57" style:family="text">
      <style:text-properties style:font-name="Arial" officeooo:rsid="0019f486"/>
    </style:style>
    <style:style style:name="T58" style:family="text">
      <style:text-properties style:font-name="Arial" officeooo:rsid="001c20ca"/>
    </style:style>
    <style:style style:name="T59" style:family="text">
      <style:text-properties style:font-name="Arial" officeooo:rsid="001d5970"/>
    </style:style>
    <style:style style:name="T60" style:family="text">
      <style:text-properties style:font-name="Arial" fo:font-size="10pt" fo:font-weight="bold" officeooo:rsid="00298a7e" style:font-size-asian="10pt" style:font-weight-asian="bold" style:font-size-complex="10pt" style:font-weight-complex="bold"/>
    </style:style>
    <style:style style:name="T61" style:family="text">
      <style:text-properties style:font-name="Arial" fo:font-size="10pt" fo:font-weight="normal" officeooo:rsid="00298a7e" style:font-size-asian="10pt" style:font-weight-asian="normal" style:font-size-complex="10pt" style:font-weight-complex="normal"/>
    </style:style>
    <style:style style:name="T62" style:family="text">
      <style:text-properties style:font-name="Arial" officeooo:rsid="00337294"/>
    </style:style>
    <style:style style:name="T63" style:family="text">
      <style:text-properties style:font-name="Arial" officeooo:rsid="003dfaa9"/>
    </style:style>
    <style:style style:name="T64" style:family="text">
      <style:text-properties style:font-name="Arial" officeooo:rsid="003f4119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ee931" style:font-weight-asian="bold" style:font-weight-complex="bold"/>
    </style:style>
    <style:style style:name="T67" style:family="text">
      <style:text-properties fo:font-weight="bold" officeooo:rsid="0039d46e" style:font-weight-asian="bold" style:font-weight-complex="bold"/>
    </style:style>
    <style:style style:name="T68" style:family="text">
      <style:text-properties fo:font-weight="bold" officeooo:rsid="003d3fea" style:font-weight-asian="bold" style:font-weight-complex="bold"/>
    </style:style>
    <style:style style:name="T69" style:family="text">
      <style:text-properties fo:font-weight="bold" officeooo:rsid="000c0eea" style:font-weight-asian="bold" style:font-weight-complex="bold"/>
    </style:style>
    <style:style style:name="T70" style:family="text">
      <style:text-properties fo:font-weight="bold" officeooo:rsid="004274fe" style:font-weight-asian="bold" style:font-weight-complex="bold"/>
    </style:style>
    <style:style style:name="T71" style:family="text">
      <style:text-properties officeooo:rsid="00120815"/>
    </style:style>
    <style:style style:name="T72" style:family="text">
      <style:text-properties officeooo:rsid="00281e42"/>
    </style:style>
    <style:style style:name="T73" style:family="text">
      <style:text-properties officeooo:rsid="002da230"/>
    </style:style>
    <style:style style:name="T74" style:family="text">
      <style:text-properties officeooo:rsid="002e5ae9"/>
    </style:style>
    <style:style style:name="T75" style:family="text">
      <style:text-properties officeooo:rsid="002ee931"/>
    </style:style>
    <style:style style:name="T76" style:family="text">
      <style:text-properties officeooo:rsid="00315411"/>
    </style:style>
    <style:style style:name="T77" style:family="text">
      <style:text-properties officeooo:rsid="0039d46e"/>
    </style:style>
    <style:style style:name="T78" style:family="text">
      <style:text-properties officeooo:rsid="003d3fea"/>
    </style:style>
    <style:style style:name="T79" style:family="text">
      <style:text-properties fo:color="#ce181e" style:font-name="Arial" officeooo:rsid="003dfaa9"/>
    </style:style>
    <style:style style:name="T80" style:family="text">
      <style:text-properties fo:color="#ce181e" style:font-name="Arial" fo:font-weight="bold" officeooo:rsid="003dfaa9" style:font-weight-asian="bold" style:font-weight-complex="bold"/>
    </style:style>
    <style:style style:name="T81" style:family="text">
      <style:text-properties fo:color="#ce181e" fo:font-weight="bold" officeooo:rsid="00434807" style:font-weight-asian="bold" style:font-weight-complex="bold"/>
    </style:style>
    <style:style style:name="T82" style:family="text">
      <style:text-properties officeooo:rsid="0041a8de"/>
    </style:style>
    <style:style style:name="T83" style:family="text">
      <style:text-properties officeooo:rsid="0045b5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ração de iso e cópia do cartão de 16GB utilizado nos UCAs da SEMED/<text:span text:style-name="T77">EMPOO</text:span> Uberaba-<text:span text:style-name="T82">MG</text:span></text:p>
      <text:p text:style-name="P10">Nome do Sistema Operacional: <text:span text:style-name="T83">Edu</text:span>buntUCA</text:p>
      <text:p text:style-name="P2">Autor: Danilo Rodrigues César</text:p>
      <text:p text:style-name="P2">Adaptação por: <text:span text:style-name="T77">Acrescente os nomes das pessoas que modificaram este texto.</text:span></text:p>
      <text:p text:style-name="P16"/>
      <text:p text:style-name="P15"/>
      <text:p text:style-name="P39">Todos os procedimentos devem ser feito como administrador <text:span text:style-name="T72">no linux </text:span>(root)</text:p>
      <text:p text:style-name="P1"/>
      <text:p text:style-name="P6">1 – Procedimentos antes de <text:span text:style-name="T76">gerar a iso d</text:span>o cartão <text:span text:style-name="T76">padrão para os</text:span> UCA<text:span text:style-name="T76">s:</text:span></text:p>
      <text:p text:style-name="P20">No UCA que será copiado o cartão <text:span text:style-name="T74">devemos atualizar os aplicativos e o Sistema Operacional. Digite na linha de comando do UCA:</text:span></text:p>
      <text:p text:style-name="P20"/>
      <text:p text:style-name="P7"># sudo apt-get update; sudo apt-get dist-upgrade; sudo apt-get clean</text:p>
      <text:p text:style-name="P11"/>
      <text:p text:style-name="P19"><text:span text:style-name="T65">Obs.:</text:span> No caso dos UCAs da EMPOO temos dois usuários: um admin e outro uca. <text:span text:style-name="T75">Dessa forma, só é possível atualizar os UCAs com o usuário </text:span><text:span text:style-name="T66">admin</text:span><text:span text:style-name="T75">. No caso da iso disponibilizada o </text:span><text:span text:style-name="T66">usuário admin tem a senha admin</text:span><text:span text:style-name="T70">1234</text:span><text:span text:style-name="T75">. Depois do primeiro boot – após a instalação da iso no cartão – recomenda-se que seja </text:span><text:span text:style-name="T66">trocad</text:span><text:span text:style-name="T67">a</text:span><text:span text:style-name="T66"> a senha do usuário admin</text:span><text:span text:style-name="T75">.</text:span></text:p>
      <text:p text:style-name="P19"/>
      <text:p text:style-name="P3"><text:span text:style-name="T73">2 – Desligue o UCA e retire o cartão que será copiado – o que vai gerar a iso. Coloque o cartão no computador que irá fazer a cópia. </text:span>Antes de copiar o cartão de memória vamos identificá-lo:</text:p>
      <text:p text:style-name="P16">Verifique <text:span text:style-name="T1">o dispositivo (device) do cartão a ser copiado:</text:span></text:p>
      <text:p text:style-name="P5"><text:span text:style-name="T1"># </text:span>sudo fdisk -l</text:p>
      <text:p text:style-name="P22"/>
      <text:p text:style-name="P13">Após o comando deverá aparecer alguns dispositivos e um dele pode ser este abaixo:</text:p>
      <text:p text:style-name="P22"/>
      <text:p text:style-name="P17">Disco /dev/mmcblk0: 15.9 GB, 15931539456 bytes</text:p>
      <text:p text:style-name="P17">255 cabeças, 63 setores/trilhas, 1936 cilindros, total de 31116288 setores</text:p>
      <text:p text:style-name="P17">Unidades = setores de 1 * 512 = 512 bytes</text:p>
      <text:p text:style-name="P17">Tamanho do setor (lógico/físico): 512 bytes / 512 bytes</text:p>
      <text:p text:style-name="P17">Tamanho da E/S (mínimo/ideal): 512 bytes / 512 bytes</text:p>
      <text:p text:style-name="P17">Identificador do disco: 0x000443c9</text:p>
      <text:p text:style-name="P17"/>
      <text:p text:style-name="P17">Dispositivo Boot <text:s text:c="5"/>Início <text:s text:c="7"/>Fim <text:s text:c="5"/>Blocos <text:s text:c="2"/>Id <text:s/>Sistema</text:p>
      <text:p text:style-name="P17">/dev/mmcblk0p1 <text:s text:c="2"/>* <text:s text:c="7"/>2048 <text:s text:c="3"/>28293119 <text:s text:c="3"/>14145536 <text:s text:c="2"/>83 <text:s/>Linux</text:p>
      <text:p text:style-name="P17">/dev/mmcblk0p2 <text:s text:c="7"/>28295166 <text:s text:c="3"/>30365695 <text:s text:c="4"/>1035265 <text:s text:c="3"/>5 <text:s/>Estendida</text:p>
      <text:p text:style-name="P17">/dev/mmcblk0p5 <text:s text:c="7"/>28295168 <text:s text:c="3"/>30365695 <text:s text:c="4"/>1035264 <text:s text:c="2"/>82 <text:s/>Linux swap / Solaris</text:p>
      <text:p text:style-name="P17"/>
      <text:p text:style-name="P1">Nesse caso é o cartão está identificado como: /dev/<text:span text:style-name="T71">mmcblk0</text:span></text:p>
      <text:p text:style-name="P12"/>
      <text:p text:style-name="P14"><text:span text:style-name="T65">Obs.:</text:span> O cartão pode ser identificado por /dev/sdb, /dev/sdc, /dev/sdd…</text:p>
      <text:p text:style-name="P14"/>
      <text:p text:style-name="P30"><text:span text:style-name="T16">Utilização do comando dd para copiar na </text:span><text:span text:style-name="T18">í</text:span><text:span text:style-name="T16">ntegra </text:span><text:span text:style-name="T4">o </text:span><text:span text:style-name="T17">cartão</text:span><text:span text:style-name="T4"> para um arquivo </text:span><text:span text:style-name="T16">iso</text:span><text:span text:style-name="T4">:</text:span><text:span text:style-name="T2"> <text:line-break/></text:span></text:p>
      <text:p text:style-name="P21">dd if={origem} of={destino} [opções] – <text:span text:style-name="T78">Mais detalhes, digite no prompt do linux: </text:span></text:p>
      <text:p text:style-name="P21"><text:span text:style-name="T68"># </text:span><text:span text:style-name="T69">man dd</text:span></text:p>
      <text:p text:style-name="P23"/>
      <text:p text:style-name="P41"><text:soft-page-break/><text:span text:style-name="T63">O comando para geração da iso na íntegra:</text:span><text:span text:style-name="T2"><text:line-break/></text:span></text:p>
      <text:p text:style-name="P41"><text:span text:style-name="Strong_20_Emphasis"><text:span text:style-name="T2"># </text:span></text:span><text:span text:style-name="Strong_20_Emphasis"><text:span text:style-name="T57">sudo </text:span></text:span><text:span text:style-name="Strong_20_Emphasis"><text:span text:style-name="T2">dd if=/dev/sd</text:span></text:span><text:span text:style-name="Strong_20_Emphasis"><text:span text:style-name="T55">x</text:span></text:span><text:span text:style-name="Strong_20_Emphasis"><text:span text:style-name="T2"> of=~/</text:span></text:span><text:span text:style-name="Strong_20_Emphasis"><text:span text:style-name="T3">Documentos/copia</text:span></text:span><text:span text:style-name="Strong_20_Emphasis"><text:span text:style-name="T2">_</text:span></text:span><text:span text:style-name="Strong_20_Emphasis"><text:span text:style-name="T3">cartao</text:span></text:span><text:span text:style-name="Strong_20_Emphasis"><text:span text:style-name="T2">.i</text:span></text:span><text:span text:style-name="Strong_20_Emphasis"><text:span text:style-name="T52">so</text:span></text:span></text:p>
      <text:p text:style-name="P29"><text:span text:style-name="Strong_20_Emphasis"><text:span text:style-name="T5"/></text:span></text:p>
      <text:p text:style-name="P29"><text:span text:style-name="Strong_20_Emphasis"><text:span text:style-name="T5">Obs.:</text:span></text:span><text:span text:style-name="Strong_20_Emphasis"><text:span text:style-name="T24"> O </text:span></text:span><text:span text:style-name="Strong_20_Emphasis"><text:span text:style-name="T5">x</text:span></text:span><text:span text:style-name="Strong_20_Emphasis"><text:span text:style-name="T24"> do sd</text:span></text:span><text:span text:style-name="Strong_20_Emphasis"><text:span text:style-name="T5">x</text:span></text:span><text:span text:style-name="Strong_20_Emphasis"><text:span text:style-name="T24"> é o dispositivo do cartão que pode ser b, c, d...</text:span></text:span></text:p>
      <text:p text:style-name="P31"><text:span text:style-name="Strong_20_Emphasis"><text:span text:style-name="T24">O </text:span></text:span><text:span text:style-name="Strong_20_Emphasis"><text:span text:style-name="T5">/dev/sda</text:span></text:span><text:span text:style-name="Strong_20_Emphasis"><text:span text:style-name="T24"> é normalmente o seu HD do computador, </text:span></text:span><text:span text:style-name="Strong_20_Emphasis"><text:span text:style-name="T25">por isso tome muito cuidado para não formatar o seu dispositivo. </text:span></text:span><text:span text:style-name="Strong_20_Emphasis"><text:span text:style-name="T30">Esse comando </text:span></text:span><text:span text:style-name="Strong_20_Emphasis"><text:span text:style-name="T29">copia o cartão na </text:span></text:span><text:span text:style-name="Strong_20_Emphasis"><text:span text:style-name="T42">í</text:span></text:span><text:span text:style-name="Strong_20_Emphasis"><text:span text:style-name="T29">ntegra, </text:span></text:span><text:span text:style-name="Strong_20_Emphasis"><text:span text:style-name="T30">ou seja, os 16GB.</text:span></text:span></text:p>
      <text:p text:style-name="P31"><text:span text:style-name="Strong_20_Emphasis"><text:span text:style-name="T24"/></text:span></text:p>
      <text:p text:style-name="P27"><text:span text:style-name="Strong_20_Emphasis"><text:span text:style-name="T42">Para</text:span></text:span><text:span text:style-name="Strong_20_Emphasis"><text:span text:style-name="T22"> copiar </text:span></text:span><text:span text:style-name="Strong_20_Emphasis"><text:span text:style-name="T29">o cartão </text:span></text:span><text:span text:style-name="Strong_20_Emphasis"><text:span text:style-name="T22">com </text:span></text:span><text:span text:style-name="Strong_20_Emphasis"><text:span text:style-name="T46">um</text:span></text:span><text:span text:style-name="Strong_20_Emphasis"><text:span text:style-name="T29"> </text:span></text:span><text:span text:style-name="Strong_20_Emphasis"><text:span text:style-name="T22">tamanho definido </text:span></text:span><text:span text:style-name="Strong_20_Emphasis"><text:span text:style-name="T42">utilize </text:span></text:span><text:span text:style-name="Strong_20_Emphasis"><text:span text:style-name="T43">a opção</text:span></text:span><text:span text:style-name="Strong_20_Emphasis"><text:span text:style-name="T42"> </text:span></text:span><text:span text:style-name="Strong_20_Emphasis"><text:span text:style-name="T15">bs</text:span></text:span><text:span text:style-name="Strong_20_Emphasis"><text:span text:style-name="T22">:</text:span></text:span></text:p>
      <text:p text:style-name="P27"><text:span text:style-name="Strong_20_Emphasis"><text:span text:style-name="T22"/></text:span></text:p>
      <text:p text:style-name="P27"><text:span text:style-name="Strong_20_Emphasis"><text:span text:style-name="T3"># dd if=/dev/sd</text:span></text:span><text:span text:style-name="Strong_20_Emphasis"><text:span text:style-name="T55">x</text:span></text:span><text:span text:style-name="Strong_20_Emphasis"><text:span text:style-name="T3"> of=~/Documentos/copia_cartao.i</text:span></text:span><text:span text:style-name="Strong_20_Emphasis"><text:span text:style-name="T52">so </text:span></text:span><text:span text:style-name="Strong_20_Emphasis"><text:span text:style-name="T53">bs=1</text:span></text:span><text:span text:style-name="Strong_20_Emphasis"><text:span text:style-name="T54">6384</text:span></text:span><text:span text:style-name="Strong_20_Emphasis"><text:span text:style-name="T53">M</text:span></text:span></text:p>
      <text:p text:style-name="P28"><text:span text:style-name="Strong_20_Emphasis"><text:span text:style-name="T54">ou</text:span></text:span></text:p>
      <text:p text:style-name="P28"><text:span text:style-name="Strong_20_Emphasis"><text:span text:style-name="T3"># dd if=/dev/sd</text:span></text:span><text:span text:style-name="Strong_20_Emphasis"><text:span text:style-name="T55">x</text:span></text:span><text:span text:style-name="Strong_20_Emphasis"><text:span text:style-name="T3"> of=~/Documentos/copia_cartao.i</text:span></text:span><text:span text:style-name="Strong_20_Emphasis"><text:span text:style-name="T52">so </text:span></text:span><text:span text:style-name="Strong_20_Emphasis"><text:span text:style-name="T53">bs=1</text:span></text:span><text:span text:style-name="Strong_20_Emphasis"><text:span text:style-name="T54">6</text:span></text:span><text:span text:style-name="Strong_20_Emphasis"><text:span text:style-name="T58">G</text:span></text:span></text:p>
      <text:p text:style-name="P28"><text:span text:style-name="Strong_20_Emphasis"><text:span text:style-name="T54"/></text:span></text:p>
      <text:p text:style-name="P26"><text:span text:style-name="Strong_20_Emphasis"><text:span text:style-name="T6">Obs.:</text:span></text:span><text:span text:style-name="Strong_20_Emphasis"><text:span text:style-name="T23"> Alguns cartões não têm 16G</text:span></text:span><text:span text:style-name="Strong_20_Emphasis"><text:span text:style-name="T25">B</text:span></text:span><text:span text:style-name="Strong_20_Emphasis"><text:span text:style-name="T23"> exatos! </text:span></text:span></text:p>
      <text:p text:style-name="P26"><text:span text:style-name="Strong_20_Emphasis"><text:span text:style-name="T25">É o caso do cartão listado acima: Disco /dev/mmcblk0: 15.9 GB, 15931539456 bytes.</text:span></text:span></text:p>
      <text:p text:style-name="P25"><text:span text:style-name="Strong_20_Emphasis"><text:span text:style-name="T26">O cartão de 16GB deveria ter 17179869184 bytes!</text:span></text:span></text:p>
      <text:p text:style-name="P25"><text:span text:style-name="Strong_20_Emphasis"><text:span text:style-name="T25">O cartão nos UCAs não </text:span></text:span><text:span text:style-name="Strong_20_Emphasis"><text:span text:style-name="T27">estão u</text:span></text:span><text:span text:style-name="Strong_20_Emphasis"><text:span text:style-name="T25">t</text:span></text:span><text:span text:style-name="Strong_20_Emphasis"><text:span text:style-name="T26">ilizando – </text:span></text:span><text:span text:style-name="Strong_20_Emphasis"><text:span text:style-name="T27">com aplicativos e Sistema Operacional – os 16GB, ou seja, é utilizado aproximadamente 11GB do cartão de 16GB. Por isso, foi feito a iso de 1</text:span></text:span><text:span text:style-name="Strong_20_Emphasis"><text:span text:style-name="T44">4</text:span></text:span><text:span text:style-name="Strong_20_Emphasis"><text:span text:style-name="T27">GB para que a cópia sirva em diferentes marcas e tamanhos de cartão. Entretanto, o administrador pode alterar esse valor de 1</text:span></text:span><text:span text:style-name="Strong_20_Emphasis"><text:span text:style-name="T44">4</text:span></text:span><text:span text:style-name="Strong_20_Emphasis"><text:span text:style-name="T27">GB no comando </text:span></text:span><text:span text:style-name="Strong_20_Emphasis"><text:span text:style-name="T7">dd</text:span></text:span><text:span text:style-name="Strong_20_Emphasis"><text:span text:style-name="T27"> – que está descrito abaixo – de acordo com a sua necessidade de implementação (Lembrem que os cartões têm tamanhos diferentes e após a cópia podem dar problema </text:span></text:span><text:span text:style-name="Strong_20_Emphasis"><text:span text:style-name="T28">em seu funcionamento).</text:span></text:span></text:p>
      <text:p text:style-name="P28"><text:span text:style-name="Strong_20_Emphasis"><text:span text:style-name="T23"/></text:span></text:p>
      <text:p text:style-name="P37"><text:span text:style-name="Strong_20_Emphasis"><text:span text:style-name="T80">Importante</text:span></text:span><text:span text:style-name="Strong_20_Emphasis"><text:span text:style-name="T79">! </text:span></text:span></text:p>
      <text:p text:style-name="P37"><text:span text:style-name="Strong_20_Emphasis"><text:span text:style-name="T23">Sugestão para que </text:span></text:span><text:span text:style-name="Strong_20_Emphasis"><text:span text:style-name="T29">a iso </text:span></text:span><text:span text:style-name="Strong_20_Emphasis"><text:span text:style-name="T23">não apresente problemas em marcas diferentes de cartões – </text:span></text:span><text:span text:style-name="Strong_20_Emphasis"><text:span text:style-name="T32">gerar </text:span></text:span><text:span text:style-name="Strong_20_Emphasis"><text:span text:style-name="T44">a</text:span></text:span><text:span text:style-name="Strong_20_Emphasis"><text:span text:style-name="T32"> iso com tamanho inferior a 16GB</text:span></text:span><text:span text:style-name="Strong_20_Emphasis"><text:span text:style-name="T23">:</text:span></text:span></text:p>
      <text:p text:style-name="P28"><text:span text:style-name="Strong_20_Emphasis"><text:span text:style-name="T3"/></text:span></text:p>
      <text:p text:style-name="P28"><text:span text:style-name="Strong_20_Emphasis"><text:span text:style-name="T3"># </text:span></text:span><text:span text:style-name="Strong_20_Emphasis"><text:span text:style-name="T57">sudo </text:span></text:span><text:span text:style-name="Strong_20_Emphasis"><text:span text:style-name="T3">dd if=/dev/sdb of=~/Documentos/copia_cartao.i</text:span></text:span><text:span text:style-name="Strong_20_Emphasis"><text:span text:style-name="T52">so </text:span></text:span><text:span text:style-name="Strong_20_Emphasis"><text:span text:style-name="T53">bs=1</text:span></text:span><text:span text:style-name="Strong_20_Emphasis"><text:span text:style-name="T56">4G</text:span></text:span></text:p>
      <text:p text:style-name="P33"><text:span text:style-name="Strong_20_Emphasis"><text:span text:style-name="T32"/></text:span></text:p>
      <text:p text:style-name="P33"><text:span text:style-name="Strong_20_Emphasis"><text:span text:style-name="T9">Obs.: </text:span></text:span><text:span text:style-name="Strong_20_Emphasis"><text:span text:style-name="T32">Essa geração de iso pode demorar alguns minutos, pois depende da configuração de hardware (memória, clock cpu…) do computador para ser gerado. </text:span></text:span><text:span text:style-name="Strong_20_Emphasis"><text:span text:style-name="T34">Será gerado um arquivo de 15548284928 = (14*1024*1024*1024). </text:span></text:span><text:span text:style-name="Strong_20_Emphasis"><text:span text:style-name="T35">Sugiro que seja criado a iso com data no arquivo para distinguir futuras cópias (Ex.: copia_cartao_19112017.iso).</text:span></text:span></text:p>
      <text:p text:style-name="P32"><text:span text:style-name="Strong_20_Emphasis"><text:span text:style-name="T31">Se der tudo certo a seguinte mensagem </text:span></text:span><text:span text:style-name="Strong_20_Emphasis"><text:span text:style-name="T44">será gerada após a criação da iso</text:span></text:span><text:span text:style-name="Strong_20_Emphasis"><text:span text:style-name="T31">:</text:span></text:span></text:p>
      <text:p text:style-name="P32"><text:span text:style-name="Strong_20_Emphasis"><text:span text:style-name="T31"/></text:span></text:p>
      <text:p text:style-name="P32"><text:span text:style-name="Strong_20_Emphasis"><text:span text:style-name="T31">0+8 registros de entrada</text:span></text:span></text:p>
      <text:p text:style-name="P18">0+8 registros de saída</text:p>
      <text:p text:style-name="P18">15548284928 bytes (16 GB) copiados, 971,476 s, 16,0 MB/s</text:p>
      <text:p text:style-name="P32"><text:span text:style-name="Strong_20_Emphasis"><text:span text:style-name="T31"/></text:span></text:p>
      <text:p text:style-name="P37"><text:span text:style-name="Strong_20_Emphasis"><text:span text:style-name="T31">Digite o comando: </text:span></text:span></text:p>
      <text:p text:style-name="P37"><text:span text:style-name="Strong_20_Emphasis"><text:span text:style-name="T18"># l</text:span></text:span><text:span text:style-name="Strong_20_Emphasis"><text:span text:style-name="T8">s -al</text:span></text:span><text:span text:style-name="Strong_20_Emphasis"><text:span text:style-name="T31"> </text:span></text:span></text:p>
      <text:p text:style-name="P32"><text:span text:style-name="Strong_20_Emphasis"><text:span text:style-name="T31">O seguinte arquivo deverá aparecer </text:span></text:span><text:span text:style-name="Strong_20_Emphasis"><text:span text:style-name="T45">na lista</text:span></text:span><text:span text:style-name="Strong_20_Emphasis"><text:span text:style-name="T31">:</text:span></text:span></text:p>
      <text:p text:style-name="P32"><text:span text:style-name="Strong_20_Emphasis"><text:span text:style-name="T31"/></text:span></text:p>
      <text:p text:style-name="P32"><text:span text:style-name="Strong_20_Emphasis"><text:span text:style-name="T31">-rw-r--r-- <text:s/>1 root <text:s text:c="2"/>root <text:s text:c="2"/>15548284928 Nov 19 14:24 copia_cartao.iso</text:span></text:span></text:p>
      <text:p text:style-name="P32"><text:s/></text:p>
      <text:p text:style-name="P33"><text:span text:style-name="Strong_20_Emphasis"><text:span text:style-name="T10">3</text:span></text:span><text:span text:style-name="Strong_20_Emphasis"><text:span text:style-name="T9"> – Gerar o cartão a partir da cópia iso:</text:span></text:span></text:p>
      <text:p text:style-name="P33"><text:span text:style-name="Strong_20_Emphasis"><text:span text:style-name="T32"/></text:span></text:p>
      <text:p text:style-name="P33"><text:span text:style-name="Strong_20_Emphasis"><text:span text:style-name="T59"># </text:span></text:span><text:span text:style-name="Strong_20_Emphasis"><text:span text:style-name="T57">sudo </text:span></text:span><text:span text:style-name="Strong_20_Emphasis"><text:span text:style-name="T59">dd if=~/</text:span></text:span><text:span text:style-name="Strong_20_Emphasis"><text:span text:style-name="T3">Documentos/copia</text:span></text:span><text:span text:style-name="Strong_20_Emphasis"><text:span text:style-name="T59">_</text:span></text:span><text:span text:style-name="Strong_20_Emphasis"><text:span text:style-name="T3">cartao</text:span></text:span><text:span text:style-name="Strong_20_Emphasis"><text:span text:style-name="T59">.i</text:span></text:span><text:span text:style-name="Strong_20_Emphasis"><text:span text:style-name="T52">so </text:span></text:span><text:span text:style-name="Strong_20_Emphasis"><text:span text:style-name="T59">of=/dev/sd</text:span></text:span><text:span text:style-name="Strong_20_Emphasis"><text:span text:style-name="T55">x</text:span></text:span><text:span text:style-name="Strong_20_Emphasis"><text:span text:style-name="T59"> </text:span></text:span></text:p>
      <text:p text:style-name="P33"><text:span text:style-name="Strong_20_Emphasis"><text:span text:style-name="T32"/></text:span></text:p>
      <text:p text:style-name="P33"><text:soft-page-break/><text:span text:style-name="Strong_20_Emphasis"><text:span text:style-name="T5">Obs.:</text:span></text:span><text:span text:style-name="Strong_20_Emphasis"><text:span text:style-name="T24"> O </text:span></text:span><text:span text:style-name="Strong_20_Emphasis"><text:span text:style-name="T5">x</text:span></text:span><text:span text:style-name="Strong_20_Emphasis"><text:span text:style-name="T24"> do sd</text:span></text:span><text:span text:style-name="Strong_20_Emphasis"><text:span text:style-name="T5">x</text:span></text:span><text:span text:style-name="Strong_20_Emphasis"><text:span text:style-name="T24"> é o dispositivo do cartão que pode ser b, c, d...</text:span></text:span></text:p>
      <text:p text:style-name="P33"><text:span text:style-name="Strong_20_Emphasis"><text:span text:style-name="T24">O </text:span></text:span><text:span text:style-name="Strong_20_Emphasis"><text:span text:style-name="T5">/dev/sda</text:span></text:span><text:span text:style-name="Strong_20_Emphasis"><text:span text:style-name="T24"> é normalmente o seu HD do computador, </text:span></text:span><text:span text:style-name="Strong_20_Emphasis"><text:span text:style-name="T25">por isso tome muito cuidado para não formatar o seu dispositivo. </text:span></text:span><text:span text:style-name="Strong_20_Emphasis"><text:span text:style-name="T30">Esse comando </text:span></text:span><text:span text:style-name="Strong_20_Emphasis"><text:span text:style-name="T32">gera</text:span></text:span><text:span text:style-name="Strong_20_Emphasis"><text:span text:style-name="T29"> </text:span></text:span><text:span text:style-name="Strong_20_Emphasis"><text:span text:style-name="T32">um</text:span></text:span><text:span text:style-name="Strong_20_Emphasis"><text:span text:style-name="T29"> cartão na </text:span></text:span><text:span text:style-name="Strong_20_Emphasis"><text:span text:style-name="T47">í</text:span></text:span><text:span text:style-name="Strong_20_Emphasis"><text:span text:style-name="T29">ntegra </text:span></text:span><text:span text:style-name="Strong_20_Emphasis"><text:span text:style-name="T33">a partir da iso</text:span></text:span><text:span text:style-name="Strong_20_Emphasis"><text:span text:style-name="T29">, </text:span></text:span><text:span text:style-name="Strong_20_Emphasis"><text:span text:style-name="T30">ou seja, </text:span></text:span><text:span text:style-name="Strong_20_Emphasis"><text:span text:style-name="T33">é gerado um cartão se </text:span></text:span><text:span text:style-name="Strong_20_Emphasis"><text:span text:style-name="T30">1</text:span></text:span><text:span text:style-name="Strong_20_Emphasis"><text:span text:style-name="T33">4</text:span></text:span><text:span text:style-name="Strong_20_Emphasis"><text:span text:style-name="T30">GB </text:span></text:span><text:span text:style-name="Strong_20_Emphasis"><text:span text:style-name="T33">com aplicativos e Sistema Operacional</text:span></text:span><text:span text:style-name="Strong_20_Emphasis"><text:span text:style-name="T30">.</text:span></text:span></text:p>
      <text:p text:style-name="P24"><text:span text:style-name="Strong_20_Emphasis"><text:span text:style-name="T2">Depois da cópia gerada – com o tamanho menor – é possível redimensionar o tamanho do cartão com o aplicativo “gparted” – dessa forma, o cartão poderá ser redimensionado para o tamanho real fornecido por cada fabricante. </text:span></text:span><text:span text:style-name="Strong_20_Emphasis"><text:span text:style-name="T64">Esse redimensionamento deverá ser feito no computador que está descompactando a iso e não no UCA.</text:span></text:span></text:p>
      <text:p text:style-name="P33"><text:span text:style-name="Strong_20_Emphasis"><text:span text:style-name="T36"/></text:span></text:p>
      <text:p text:style-name="P34"><text:span text:style-name="Strong_20_Emphasis"><text:span text:style-name="T11">4 – Pós instalação do cartão de memória </text:span></text:span><text:span text:style-name="Strong_20_Emphasis"><text:span text:style-name="T13">n</text:span></text:span><text:span text:style-name="Strong_20_Emphasis"><text:span text:style-name="T11">o UCA:</text:span></text:span></text:p>
      <text:p text:style-name="P34"><text:span text:style-name="Strong_20_Emphasis"><text:span text:style-name="T37"/></text:span></text:p>
      <text:p text:style-name="P35"><text:span text:style-name="Strong_20_Emphasis"><text:span text:style-name="T38">A iso da EMPOO vai com o arquivo sources.list configurado para o servidor da escola. Para trocar o arquivo – configuração original – baixe o sources.list.</text:span></text:span><text:span text:style-name="Strong_20_Emphasis"><text:span text:style-name="T50">uca.</text:span></text:span><text:span text:style-name="Strong_20_Emphasis"><text:span text:style-name="T38">orig de </text:span></text:span><text:a xlink:type="simple" xlink:href="http://empoo.dlinkddns.com/ubuntu/mirror/ubuntUCA_SEMED_Uberaba/" text:style-name="Internet_20_link" text:visited-style-name="Visited_20_Internet_20_Link"><text:span text:style-name="Strong_20_Emphasis"><text:span text:style-name="T38">http://empoo.dlinkddns.com/ubuntu/mirror/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51">Ed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38">ubuntUCA_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51">EMPOO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38">_Uberaba/</text:span></text:span></text:a></text:p>
      <text:p text:style-name="P35"><text:span text:style-name="Strong_20_Emphasis"><text:span text:style-name="T38">– normalmente esse arquivo é baixado no seu diretório </text:span></text:span><text:span text:style-name="Strong_20_Emphasis"><text:span text:style-name="T3">~/Do</text:span></text:span><text:span text:style-name="Strong_20_Emphasis"><text:span text:style-name="T62">wnload</text:span></text:span><text:span text:style-name="Strong_20_Emphasis"><text:span text:style-name="T22">. </text:span></text:span><text:span text:style-name="Strong_20_Emphasis"><text:span text:style-name="T38">Copie o arquivo para o diretório /etc/apt/ – comando:</text:span></text:span></text:p>
      <text:p text:style-name="P35"><text:span text:style-name="Strong_20_Emphasis"><text:span text:style-name="T38"/></text:span></text:p>
      <text:p text:style-name="P35"><text:span text:style-name="Strong_20_Emphasis"><text:span text:style-name="T12"># sudo cp ~/Download/sources.list.</text:span></text:span><text:span text:style-name="Strong_20_Emphasis"><text:span text:style-name="T21">uca.</text:span></text:span><text:span text:style-name="Strong_20_Emphasis"><text:span text:style-name="T12">orig /etc/apt/sources.list</text:span></text:span></text:p>
      <text:p text:style-name="P35"><text:span text:style-name="Strong_20_Emphasis"><text:span text:style-name="T38"/></text:span></text:p>
      <text:p text:style-name="P36"><text:span text:style-name="Strong_20_Emphasis"><text:span text:style-name="T14">Obs.:</text:span></text:span><text:span text:style-name="Strong_20_Emphasis"><text:span text:style-name="T39"> Se quiser renomeie o sources.list antes de copiar o arquivo original. Caso não queria copiar e necessite novamente dos a</text:span></text:span><text:span text:style-name="Strong_20_Emphasis"><text:span text:style-name="T40">r</text:span></text:span><text:span text:style-name="Strong_20_Emphasis"><text:span text:style-name="T39">quivo</text:span></text:span><text:span text:style-name="Strong_20_Emphasis"><text:span text:style-name="T40">s</text:span></text:span><text:span text:style-name="Strong_20_Emphasis"><text:span text:style-name="T39">, </text:span></text:span><text:span text:style-name="Strong_20_Emphasis"><text:span text:style-name="T40">basta ir no link: </text:span></text:span><text:span text:style-name="Strong_20_Emphasis"><text:span text:style-name="T39"><text:s/></text:span></text:span><text:a xlink:type="simple" xlink:href="http://empoo.dlinkddns.com/ubuntu/mirror/ubuntUCA_SEMED_Uberaba/" text:style-name="Internet_20_link" text:visited-style-name="Visited_20_Internet_20_Link"><text:span text:style-name="Strong_20_Emphasis"><text:span text:style-name="T38">http://empoo.dlinkddns.com/ubuntu/mirror/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51">Ed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38">ubuntUCA_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51">EMPOO</text:span></text:span></text:a><text:a xlink:type="simple" xlink:href="http://empoo.dlinkddns.com/ubuntu/mirror/ubuntUCA_SEMED_Uberaba/" text:style-name="Internet_20_link" text:visited-style-name="Visited_20_Internet_20_Link"><text:span text:style-name="Strong_20_Emphasis"><text:span text:style-name="T38">_Uberaba/</text:span></text:span></text:a><text:span text:style-name="Strong_20_Emphasis"><text:span text:style-name="T40">.</text:span></text:span></text:p>
      <text:p text:style-name="P36"><text:span text:style-name="Strong_20_Emphasis"><text:span text:style-name="T40"/></text:span></text:p>
      <text:p text:style-name="P36"><text:span text:style-name="Strong_20_Emphasis"><text:span text:style-name="T40">Após a instalação é recomendado que faça a última atualização dos aplicativos e </text:span></text:span><text:span text:style-name="Strong_20_Emphasis"><text:span text:style-name="T50">do </text:span></text:span><text:span text:style-name="Strong_20_Emphasis"><text:span text:style-name="T40">Sistema Operacional com os comandos:</text:span></text:span></text:p>
      <text:p text:style-name="P36"><text:span text:style-name="Strong_20_Emphasis"><text:span text:style-name="T40"/></text:span></text:p>
      <text:p text:style-name="P8"><text:span text:style-name="Strong_20_Emphasis"><text:span text:style-name="T65"># sudo apt-get update; sudo apt-get dist-upgrade; sudo apt-get clean</text:span></text:span></text:p>
      <text:p text:style-name="P8"><text:span text:style-name="Strong_20_Emphasis"><text:span text:style-name="T41"/></text:span></text:p>
      <text:p text:style-name="P9"><text:span text:style-name="Strong_20_Emphasis"><text:span text:style-name="T81">Importante!</text:span></text:span></text:p>
      <text:p text:style-name="P38"><text:span text:style-name="Strong_20_Emphasis"><text:span text:style-name="T48">A senha d</text:span></text:span><text:span text:style-name="Strong_20_Emphasis"><text:span text:style-name="T49">e</text:span></text:span><text:span text:style-name="Strong_20_Emphasis"><text:span text:style-name="T48"> </text:span></text:span><text:span text:style-name="Strong_20_Emphasis"><text:span text:style-name="T49">W</text:span></text:span><text:span text:style-name="Strong_20_Emphasis"><text:span text:style-name="T48">i-</text:span></text:span><text:span text:style-name="Strong_20_Emphasis"><text:span text:style-name="T49">F</text:span></text:span><text:span text:style-name="Strong_20_Emphasis"><text:span text:style-name="T48">i deve ser administrada pelo </text:span></text:span><text:span text:style-name="Strong_20_Emphasis"><text:span text:style-name="T19">usuário admin</text:span></text:span><text:span text:style-name="Strong_20_Emphasis"><text:span text:style-name="T48">, dessa forma, o usuário final – </text:span></text:span><text:span text:style-name="Strong_20_Emphasis"><text:span text:style-name="T49">uca –</text:span></text:span><text:span text:style-name="Strong_20_Emphasis"><text:span text:style-name="T48"> não </text:span></text:span><text:span text:style-name="Strong_20_Emphasis"><text:span text:style-name="T49">identifica </text:span></text:span><text:span text:style-name="Strong_20_Emphasis"><text:span text:style-name="T48">as informações </text:span></text:span><text:span text:style-name="Strong_20_Emphasis"><text:span text:style-name="T49">contidas na senha wireless</text:span></text:span><text:span text:style-name="Strong_20_Emphasis"><text:span text:style-name="T48"> – </text:span></text:span><text:span text:style-name="Strong_20_Emphasis"><text:span text:style-name="T49">não administre a senha com o </text:span></text:span><text:span text:style-name="Strong_20_Emphasis"><text:span text:style-name="T20">usuário uca</text:span></text:span><text:span text:style-name="Strong_20_Emphasis"><text:span text:style-name="T49">.</text:span></text:span></text:p>
      <text:p text:style-name="P40"><text:span text:style-name="Strong_20_Emphasis"><text:span text:style-name="T61"/></text:span></text:p>
      <text:p text:style-name="P40"><text:span text:style-name="Strong_20_Emphasis"><text:span text:style-name="T61"/></text:span></text:p>
      <text:p text:style-name="P40"><text:span text:style-name="Strong_20_Emphasis"><text:span text:style-name="T61"/></text:span></text:p>
      <text:p text:style-name="P40"><text:span text:style-name="Strong_20_Emphasis"><text:span text:style-name="T61"/></text:span></text:p>
      <text:p text:style-name="P40"><text:span text:style-name="Strong_20_Emphasis"><text:span text:style-name="T61"/></text:span></text:p>
      <text:p text:style-name="P40"><text:span text:style-name="Strong_20_Emphasis"><text:span text:style-name="T61"/></text:span></text:p>
      <text:p text:style-name="P40"><text:span text:style-name="Strong_20_Emphasis"><text:span text:style-name="T60">Este arquivo está disponível sob licença copylef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8:32:06.358649272</meta:creation-date>
    <dc:date>2017-11-21T16:35:47.171564036</dc:date>
    <meta:editing-duration>PT13H40M20S</meta:editing-duration>
    <meta:editing-cycles>49</meta:editing-cycles>
    <meta:generator>LibreOffice/5.4.3.2$Linux_X86_64 LibreOffice_project/40m0$Build-2</meta:generator>
    <meta:document-statistic meta:table-count="0" meta:image-count="0" meta:object-count="0" meta:page-count="3" meta:paragraph-count="68" meta:word-count="938" meta:character-count="5988" meta:non-whitespace-character-count="5006"/>
  </office:meta>
</office:document-meta>
</file>